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7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e6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row table:style-name="ro1">
          <table:table-cell table:style-name="ce1" office:value-type="string">
            <text:p>Problem #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tatu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hapter 1</text:p>
          </table:table-cell>
          <table:table-cell table:number-columns-repeated="256"/>
        </table:table-row>
        <table:table-row table:style-name="ro1">
          <table:table-cell office:value-type="string">
            <text:p>100</text:p>
          </table:table-cell>
          <table:table-cell office:value-type="string">
            <text:p>The 3n + 1 problem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189</text:p>
          </table:table-cell>
          <table:table-cell office:value-type="string">
            <text:p>Minesweeper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137</text:p>
          </table:table-cell>
          <table:table-cell office:value-type="string">
            <text:p>The Trip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706</text:p>
          </table:table-cell>
          <table:table-cell office:value-type="string">
            <text:p>LCD Display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267</text:p>
          </table:table-cell>
          <table:table-cell office:value-type="string">
            <text:p>Graphical Editor</text:p>
          </table:table-cell>
          <table:table-cell table:number-columns-repeated="255"/>
        </table:table-row>
        <table:table-row table:style-name="ro1">
          <table:table-cell office:value-type="string">
            <text:p>10033</text:p>
          </table:table-cell>
          <table:table-cell office:value-type="string">
            <text:p>Interpreter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196</text:p>
          </table:table-cell>
          <table:table-cell office:value-type="string">
            <text:p>Check The Check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142</text:p>
          </table:table-cell>
          <table:table-cell office:value-type="string">
            <text:p>Australian Voting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hapter 2</text:p>
          </table:table-cell>
          <table:table-cell table:number-columns-repeated="256"/>
        </table:table-row>
        <table:table-row table:style-name="ro1">
          <table:table-cell office:value-type="string">
            <text:p>10038</text:p>
          </table:table-cell>
          <table:table-cell office:value-type="string">
            <text:p>Jolly Jumpers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315</text:p>
          </table:table-cell>
          <table:table-cell office:value-type="string">
            <text:p>Poker Hands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050</text:p>
          </table:table-cell>
          <table:table-cell office:value-type="string">
            <text:p>Hartals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843</text:p>
          </table:table-cell>
          <table:table-cell office:value-type="string">
            <text:p>Crypt Kicker</text:p>
          </table:table-cell>
          <table:table-cell table:number-columns-repeated="255"/>
        </table:table-row>
        <table:table-row table:style-name="ro1">
          <table:table-cell office:value-type="string">
            <text:p>10205</text:p>
          </table:table-cell>
          <table:table-cell office:value-type="string">
            <text:p>Stack 'em Up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044</text:p>
          </table:table-cell>
          <table:table-cell office:value-type="string">
            <text:p>Erdos Numbers</text:p>
          </table:table-cell>
          <table:table-cell table:number-columns-repeated="255"/>
        </table:table-row>
        <table:table-row table:style-name="ro1">
          <table:table-cell office:value-type="string">
            <text:p>10258</text:p>
          </table:table-cell>
          <table:table-cell office:value-type="string">
            <text:p>Contest Scoreboard</text:p>
          </table:table-cell>
          <table:table-cell table:number-columns-repeated="255"/>
        </table:table-row>
        <table:table-row table:style-name="ro1">
          <table:table-cell office:value-type="string">
            <text:p>10149</text:p>
          </table:table-cell>
          <table:table-cell office:value-type="string">
            <text:p>Yahtze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3</text:p>
          </table:table-cell>
          <table:table-cell table:number-columns-repeated="256"/>
        </table:table-row>
        <table:table-row table:style-name="ro1">
          <table:table-cell office:value-type="string">
            <text:p>10082</text:p>
          </table:table-cell>
          <table:table-cell office:value-type="string">
            <text:p>WERTYU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010</text:p>
          </table:table-cell>
          <table:table-cell office:value-type="string">
            <text:p>Where's Waldorf?</text:p>
          </table:table-cell>
          <table:table-cell table:number-columns-repeated="255"/>
        </table:table-row>
        <table:table-row table:style-name="ro1">
          <table:table-cell office:value-type="string">
            <text:p>10252</text:p>
          </table:table-cell>
          <table:table-cell office:value-type="string">
            <text:p>Common Permutation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850</text:p>
          </table:table-cell>
          <table:table-cell office:value-type="string">
            <text:p>Crypt Kicker II</text:p>
          </table:table-cell>
          <table:table-cell table:number-columns-repeated="255"/>
        </table:table-row>
        <table:table-row table:style-name="ro1">
          <table:table-cell office:value-type="string">
            <text:p>10188</text:p>
          </table:table-cell>
          <table:table-cell office:value-type="string">
            <text:p>Automated Judge Script</text:p>
          </table:table-cell>
          <table:table-cell table:number-columns-repeated="255"/>
        </table:table-row>
        <table:table-row table:style-name="ro1">
          <table:table-cell office:value-type="string">
            <text:p>10132</text:p>
          </table:table-cell>
          <table:table-cell office:value-type="string">
            <text:p>File Fragmentation</text:p>
          </table:table-cell>
          <table:table-cell table:number-columns-repeated="255"/>
        </table:table-row>
        <table:table-row table:style-name="ro1">
          <table:table-cell office:value-type="string">
            <text:p>10150</text:p>
          </table:table-cell>
          <table:table-cell office:value-type="string">
            <text:p>Doublets</text:p>
          </table:table-cell>
          <table:table-cell table:number-columns-repeated="255"/>
        </table:table-row>
        <table:table-row table:style-name="ro1">
          <table:table-cell office:value-type="string">
            <text:p>848</text:p>
          </table:table-cell>
          <table:table-cell office:value-type="string">
            <text:p>Fmt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4</text:p>
          </table:table-cell>
          <table:table-cell table:number-columns-repeated="256"/>
        </table:table-row>
        <table:table-row table:style-name="ro1">
          <table:table-cell office:value-type="string">
            <text:p>10041</text:p>
          </table:table-cell>
          <table:table-cell office:value-type="string">
            <text:p>Vito's Family</text:p>
          </table:table-cell>
          <table:table-cell table:number-columns-repeated="255"/>
        </table:table-row>
        <table:table-row table:style-name="ro1">
          <table:table-cell office:value-type="string">
            <text:p>120</text:p>
          </table:table-cell>
          <table:table-cell office:value-type="string">
            <text:p>Stacks of Flapjacks</text:p>
          </table:table-cell>
          <table:table-cell table:number-columns-repeated="255"/>
        </table:table-row>
        <table:table-row table:style-name="ro1">
          <table:table-cell office:value-type="string">
            <text:p>10037</text:p>
          </table:table-cell>
          <table:table-cell office:value-type="string">
            <text:p>Bridge</text:p>
          </table:table-cell>
          <table:table-cell table:number-columns-repeated="255"/>
        </table:table-row>
        <table:table-row table:style-name="ro1">
          <table:table-cell office:value-type="string">
            <text:p>10191</text:p>
          </table:table-cell>
          <table:table-cell office:value-type="string">
            <text:p>Longest Nap</text:p>
          </table:table-cell>
          <table:table-cell table:number-columns-repeated="255"/>
        </table:table-row>
        <table:table-row table:style-name="ro1">
          <table:table-cell office:value-type="string">
            <text:p>10026</text:p>
          </table:table-cell>
          <table:table-cell office:value-type="string">
            <text:p>Shoemaker's Problem</text:p>
          </table:table-cell>
          <table:table-cell table:number-columns-repeated="255"/>
        </table:table-row>
        <table:table-row table:style-name="ro1">
          <table:table-cell office:value-type="string">
            <text:p>10138</text:p>
          </table:table-cell>
          <table:table-cell office:value-type="string">
            <text:p>CDVII</text:p>
          </table:table-cell>
          <table:table-cell table:number-columns-repeated="255"/>
        </table:table-row>
        <table:table-row table:style-name="ro1">
          <table:table-cell office:value-type="string">
            <text:p>10152</text:p>
          </table:table-cell>
          <table:table-cell office:value-type="string">
            <text:p>ShellSort</text:p>
          </table:table-cell>
          <table:table-cell table:number-columns-repeated="255"/>
        </table:table-row>
        <table:table-row table:style-name="ro1">
          <table:table-cell office:value-type="string">
            <text:p>10194</text:p>
          </table:table-cell>
          <table:table-cell office:value-type="string">
            <text:p>Football (aka Soccer)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5</text:p>
          </table:table-cell>
          <table:table-cell table:number-columns-repeated="256"/>
        </table:table-row>
        <table:table-row table:style-name="ro1">
          <table:table-cell office:value-type="string">
            <text:p>10035</text:p>
          </table:table-cell>
          <table:table-cell office:value-type="string">
            <text:p>Primary Arithmetic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10018</text:p>
          </table:table-cell>
          <table:table-cell office:value-type="string">
            <text:p>Reverse and Add</text:p>
          </table:table-cell>
          <table:table-cell table:style-name="ce3" office:value-type="string">
            <text:p>Solved</text:p>
          </table:table-cell>
          <table:table-cell table:number-columns-repeated="254"/>
        </table:table-row>
        <table:table-row table:style-name="ro1">
          <table:table-cell office:value-type="string">
            <text:p>701</text:p>
          </table:table-cell>
          <table:table-cell office:value-type="string">
            <text:p>The Archeologists' Dilemma</text:p>
          </table:table-cell>
          <table:table-cell table:number-columns-repeated="255"/>
        </table:table-row>
        <table:table-row table:style-name="ro1">
          <table:table-cell office:value-type="string">
            <text:p>10127</text:p>
          </table:table-cell>
          <table:table-cell office:value-type="string">
            <text:p>Ones</text:p>
          </table:table-cell>
          <table:table-cell table:number-columns-repeated="255"/>
        </table:table-row>
        <table:table-row table:style-name="ro1">
          <table:table-cell office:value-type="string">
            <text:p>847</text:p>
          </table:table-cell>
          <table:table-cell office:value-type="string">
            <text:p>A Multiplication Game</text:p>
          </table:table-cell>
          <table:table-cell table:number-columns-repeated="255"/>
        </table:table-row>
        <table:table-row table:style-name="ro1">
          <table:table-cell office:value-type="string">
            <text:p>10105</text:p>
          </table:table-cell>
          <table:table-cell office:value-type="string">
            <text:p>Polynomial Coefficients</text:p>
          </table:table-cell>
          <table:table-cell table:number-columns-repeated="255"/>
        </table:table-row>
        <table:table-row table:style-name="ro1">
          <table:table-cell office:value-type="string">
            <text:p>10077</text:p>
          </table:table-cell>
          <table:table-cell office:value-type="string">
            <text:p>The Stern-Brocot Number System</text:p>
          </table:table-cell>
          <table:table-cell table:number-columns-repeated="255"/>
        </table:table-row>
        <table:table-row table:style-name="ro1">
          <table:table-cell office:value-type="string">
            <text:p>10202</text:p>
          </table:table-cell>
          <table:table-cell office:value-type="string">
            <text:p>Pairsumonious Number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6</text:p>
          </table:table-cell>
          <table:table-cell table:number-columns-repeated="256"/>
        </table:table-row>
        <table:table-row table:style-name="ro1">
          <table:table-cell office:value-type="string">
            <text:p>10183</text:p>
          </table:table-cell>
          <table:table-cell office:value-type="string">
            <text:p>How Many Fibs?</text:p>
          </table:table-cell>
          <table:table-cell table:number-columns-repeated="255"/>
        </table:table-row>
        <table:table-row table:style-name="ro1">
          <table:table-cell office:value-type="string">
            <text:p>10213</text:p>
          </table:table-cell>
          <table:table-cell office:value-type="string">
            <text:p>How Many Pieces of Land ?</text:p>
          </table:table-cell>
          <table:table-cell table:number-columns-repeated="255"/>
        </table:table-row>
        <table:table-row table:style-name="ro1">
          <table:table-cell office:value-type="string">
            <text:p>10198</text:p>
          </table:table-cell>
          <table:table-cell office:value-type="string">
            <text:p>Counting</text:p>
          </table:table-cell>
          <table:table-cell table:number-columns-repeated="255"/>
        </table:table-row>
        <table:table-row table:style-name="ro1">
          <table:table-cell office:value-type="string">
            <text:p>10157</text:p>
          </table:table-cell>
          <table:table-cell office:value-type="string">
            <text:p>Expressions</text:p>
          </table:table-cell>
          <table:table-cell table:number-columns-repeated="255"/>
        </table:table-row>
        <table:table-row table:style-name="ro1">
          <table:table-cell office:value-type="string">
            <text:p>10247</text:p>
          </table:table-cell>
          <table:table-cell office:value-type="string">
            <text:p>Complete Tree Labeling</text:p>
          </table:table-cell>
          <table:table-cell table:number-columns-repeated="255"/>
        </table:table-row>
        <table:table-row table:style-name="ro1">
          <table:table-cell office:value-type="string">
            <text:p>10254</text:p>
          </table:table-cell>
          <table:table-cell office:value-type="string">
            <text:p>The Priest Mathematician</text:p>
          </table:table-cell>
          <table:table-cell table:number-columns-repeated="255"/>
        </table:table-row>
        <table:table-row table:style-name="ro1">
          <table:table-cell office:value-type="string">
            <text:p>10049</text:p>
          </table:table-cell>
          <table:table-cell office:value-type="string">
            <text:p>Self-describing Sequence</text:p>
          </table:table-cell>
          <table:table-cell table:number-columns-repeated="255"/>
        </table:table-row>
        <table:table-row table:style-name="ro1">
          <table:table-cell office:value-type="string">
            <text:p>846</text:p>
          </table:table-cell>
          <table:table-cell office:value-type="string">
            <text:p>Step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7</text:p>
          </table:table-cell>
          <table:table-cell table:number-columns-repeated="256"/>
        </table:table-row>
        <table:table-row table:style-name="ro1">
          <table:table-cell office:value-type="string">
            <text:p>10110</text:p>
          </table:table-cell>
          <table:table-cell office:value-type="string">
            <text:p>Light, more light</text:p>
          </table:table-cell>
          <table:table-cell table:number-columns-repeated="255"/>
        </table:table-row>
        <table:table-row table:style-name="ro1">
          <table:table-cell office:value-type="string">
            <text:p>10006</text:p>
          </table:table-cell>
          <table:table-cell office:value-type="string">
            <text:p>Carmichael Numbers</text:p>
          </table:table-cell>
          <table:table-cell table:number-columns-repeated="255"/>
        </table:table-row>
        <table:table-row table:style-name="ro1">
          <table:table-cell office:value-type="string">
            <text:p>10104</text:p>
          </table:table-cell>
          <table:table-cell office:value-type="string">
            <text:p>Euclid Problem</text:p>
          </table:table-cell>
          <table:table-cell table:number-columns-repeated="255"/>
        </table:table-row>
        <table:table-row table:style-name="ro1">
          <table:table-cell office:value-type="string">
            <text:p>10139</text:p>
          </table:table-cell>
          <table:table-cell office:value-type="string">
            <text:p>Factovisors</text:p>
          </table:table-cell>
          <table:table-cell table:number-columns-repeated="255"/>
        </table:table-row>
        <table:table-row table:style-name="ro1">
          <table:table-cell office:value-type="string">
            <text:p>10168</text:p>
          </table:table-cell>
          <table:table-cell office:value-type="string">
            <text:p>Summation of Four Primes</text:p>
          </table:table-cell>
          <table:table-cell table:number-columns-repeated="255"/>
        </table:table-row>
        <table:table-row table:style-name="ro1">
          <table:table-cell office:value-type="string">
            <text:p>10042</text:p>
          </table:table-cell>
          <table:table-cell office:value-type="string">
            <text:p>Smith Numbers</text:p>
          </table:table-cell>
          <table:table-cell table:number-columns-repeated="255"/>
        </table:table-row>
        <table:table-row table:style-name="ro1">
          <table:table-cell office:value-type="string">
            <text:p>10090</text:p>
          </table:table-cell>
          <table:table-cell office:value-type="string">
            <text:p>Marbles</text:p>
          </table:table-cell>
          <table:table-cell table:number-columns-repeated="255"/>
        </table:table-row>
        <table:table-row table:style-name="ro1">
          <table:table-cell office:value-type="string">
            <text:p>10089</text:p>
          </table:table-cell>
          <table:table-cell office:value-type="string">
            <text:p>Repackaging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8</text:p>
          </table:table-cell>
          <table:table-cell table:number-columns-repeated="256"/>
        </table:table-row>
        <table:table-row table:style-name="ro1">
          <table:table-cell office:value-type="string">
            <text:p>861</text:p>
          </table:table-cell>
          <table:table-cell office:value-type="string">
            <text:p>Little Bishops</text:p>
          </table:table-cell>
          <table:table-cell table:number-columns-repeated="255"/>
        </table:table-row>
        <table:table-row table:style-name="ro1">
          <table:table-cell office:value-type="string">
            <text:p>10181</text:p>
          </table:table-cell>
          <table:table-cell office:value-type="string">
            <text:p>15-Puzzle Problem</text:p>
          </table:table-cell>
          <table:table-cell table:number-columns-repeated="255"/>
        </table:table-row>
        <table:table-row table:style-name="ro1">
          <table:table-cell office:value-type="string">
            <text:p>10128</text:p>
          </table:table-cell>
          <table:table-cell office:value-type="string">
            <text:p>Queue</text:p>
          </table:table-cell>
          <table:table-cell table:number-columns-repeated="255"/>
        </table:table-row>
        <table:table-row table:style-name="ro1">
          <table:table-cell office:value-type="string">
            <text:p>10160</text:p>
          </table:table-cell>
          <table:table-cell office:value-type="string">
            <text:p>Servicing Stations</text:p>
          </table:table-cell>
          <table:table-cell table:number-columns-repeated="255"/>
        </table:table-row>
        <table:table-row table:style-name="ro1">
          <table:table-cell office:value-type="string">
            <text:p>10032</text:p>
          </table:table-cell>
          <table:table-cell office:value-type="string">
            <text:p>Tug of War</text:p>
          </table:table-cell>
          <table:table-cell table:number-columns-repeated="255"/>
        </table:table-row>
        <table:table-row table:style-name="ro1">
          <table:table-cell office:value-type="string">
            <text:p>10001</text:p>
          </table:table-cell>
          <table:table-cell office:value-type="string">
            <text:p>Garden of Eden</text:p>
          </table:table-cell>
          <table:table-cell table:number-columns-repeated="255"/>
        </table:table-row>
        <table:table-row table:style-name="ro1">
          <table:table-cell office:value-type="string">
            <text:p>704</text:p>
          </table:table-cell>
          <table:table-cell office:value-type="string">
            <text:p>Colour Hash</text:p>
          </table:table-cell>
          <table:table-cell table:number-columns-repeated="255"/>
        </table:table-row>
        <table:table-row table:style-name="ro1">
          <table:table-cell office:value-type="string">
            <text:p>10270</text:p>
          </table:table-cell>
          <table:table-cell office:value-type="string">
            <text:p>Bigger Square Please...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9</text:p>
          </table:table-cell>
          <table:table-cell table:number-columns-repeated="256"/>
        </table:table-row>
        <table:table-row table:style-name="ro1">
          <table:table-cell office:value-type="string">
            <text:p>10004</text:p>
          </table:table-cell>
          <table:table-cell office:value-type="string">
            <text:p>Bicoloring</text:p>
          </table:table-cell>
          <table:table-cell table:number-columns-repeated="255"/>
        </table:table-row>
        <table:table-row table:style-name="ro1">
          <table:table-cell office:value-type="string">
            <text:p>10067</text:p>
          </table:table-cell>
          <table:table-cell office:value-type="string">
            <text:p>Playing with Wheels</text:p>
          </table:table-cell>
          <table:table-cell table:number-columns-repeated="255"/>
        </table:table-row>
        <table:table-row table:style-name="ro1">
          <table:table-cell office:value-type="string">
            <text:p>10099</text:p>
          </table:table-cell>
          <table:table-cell office:value-type="string">
            <text:p>The Tourist Guide</text:p>
          </table:table-cell>
          <table:table-cell table:number-columns-repeated="255"/>
        </table:table-row>
        <table:table-row table:style-name="ro1">
          <table:table-cell office:value-type="string">
            <text:p>705</text:p>
          </table:table-cell>
          <table:table-cell office:value-type="string">
            <text:p>Slash Maze</text:p>
          </table:table-cell>
          <table:table-cell table:number-columns-repeated="255"/>
        </table:table-row>
        <table:table-row table:style-name="ro1">
          <table:table-cell office:value-type="string">
            <text:p>10029</text:p>
          </table:table-cell>
          <table:table-cell office:value-type="string">
            <text:p>Edit Step Ladders</text:p>
          </table:table-cell>
          <table:table-cell table:number-columns-repeated="255"/>
        </table:table-row>
        <table:table-row table:style-name="ro1">
          <table:table-cell office:value-type="string">
            <text:p>10051</text:p>
          </table:table-cell>
          <table:table-cell office:value-type="string">
            <text:p>Tower of Cubes</text:p>
          </table:table-cell>
          <table:table-cell table:number-columns-repeated="255"/>
        </table:table-row>
        <table:table-row table:style-name="ro1">
          <table:table-cell office:value-type="string">
            <text:p>10187</text:p>
          </table:table-cell>
          <table:table-cell office:value-type="string">
            <text:p>From Dusk Till Dawn</text:p>
          </table:table-cell>
          <table:table-cell table:number-columns-repeated="255"/>
        </table:table-row>
        <table:table-row table:style-name="ro1">
          <table:table-cell office:value-type="string">
            <text:p>10276</text:p>
          </table:table-cell>
          <table:table-cell office:value-type="string">
            <text:p>Hanoi Tower Troubles Again!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10034</text:p>
          </table:table-cell>
          <table:table-cell office:value-type="string">
            <text:p>Freckles</text:p>
          </table:table-cell>
          <table:table-cell table:number-columns-repeated="255"/>
        </table:table-row>
        <table:table-row table:style-name="ro1">
          <table:table-cell office:value-type="string">
            <text:p>10054</text:p>
          </table:table-cell>
          <table:table-cell office:value-type="string">
            <text:p>The Necklace</text:p>
          </table:table-cell>
          <table:table-cell table:number-columns-repeated="255"/>
        </table:table-row>
        <table:table-row table:style-name="ro1">
          <table:table-cell office:value-type="string">
            <text:p>10278</text:p>
          </table:table-cell>
          <table:table-cell office:value-type="string">
            <text:p>Fire Station</text:p>
          </table:table-cell>
          <table:table-cell table:number-columns-repeated="255"/>
        </table:table-row>
        <table:table-row table:style-name="ro1">
          <table:table-cell office:value-type="string">
            <text:p>10039</text:p>
          </table:table-cell>
          <table:table-cell office:value-type="string">
            <text:p>Railroads</text:p>
          </table:table-cell>
          <table:table-cell table:number-columns-repeated="255"/>
        </table:table-row>
        <table:table-row table:style-name="ro1">
          <table:table-cell office:value-type="string">
            <text:p>10158</text:p>
          </table:table-cell>
          <table:table-cell office:value-type="string">
            <text:p>War</text:p>
          </table:table-cell>
          <table:table-cell table:number-columns-repeated="255"/>
        </table:table-row>
        <table:table-row table:style-name="ro1">
          <table:table-cell office:value-type="string">
            <text:p>10199</text:p>
          </table:table-cell>
          <table:table-cell office:value-type="string">
            <text:p>Tourist Guide</text:p>
          </table:table-cell>
          <table:table-cell table:number-columns-repeated="255"/>
        </table:table-row>
        <table:table-row table:style-name="ro1">
          <table:table-cell office:value-type="string">
            <text:p>10249</text:p>
          </table:table-cell>
          <table:table-cell office:value-type="string">
            <text:p>The Grand Dinner</text:p>
          </table:table-cell>
          <table:table-cell table:number-columns-repeated="255"/>
        </table:table-row>
        <table:table-row table:style-name="ro1">
          <table:table-cell office:value-type="string">
            <text:p>10092</text:p>
          </table:table-cell>
          <table:table-cell office:value-type="string">
            <text:p>The Problem with the Problem Setter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11</text:p>
          </table:table-cell>
          <table:table-cell table:number-columns-repeated="256"/>
        </table:table-row>
        <table:table-row table:style-name="ro1">
          <table:table-cell office:value-type="string">
            <text:p>10131</text:p>
          </table:table-cell>
          <table:table-cell office:value-type="string">
            <text:p>Is Bigger Smarter?</text:p>
          </table:table-cell>
          <table:table-cell table:number-columns-repeated="255"/>
        </table:table-row>
        <table:table-row table:style-name="ro1">
          <table:table-cell office:value-type="string">
            <text:p>10069</text:p>
          </table:table-cell>
          <table:table-cell office:value-type="string">
            <text:p>Distinct Subsequences</text:p>
          </table:table-cell>
          <table:table-cell table:number-columns-repeated="255"/>
        </table:table-row>
        <table:table-row table:style-name="ro1">
          <table:table-cell office:value-type="string">
            <text:p>10154</text:p>
          </table:table-cell>
          <table:table-cell office:value-type="string">
            <text:p>Weights and Measures</text:p>
          </table:table-cell>
          <table:table-cell table:number-columns-repeated="255"/>
        </table:table-row>
        <table:table-row table:style-name="ro1">
          <table:table-cell office:value-type="string">
            <text:p>116</text:p>
          </table:table-cell>
          <table:table-cell office:value-type="string">
            <text:p>Unidirectional TSP</text:p>
          </table:table-cell>
          <table:table-cell table:number-columns-repeated="255"/>
        </table:table-row>
        <table:table-row table:style-name="ro1">
          <table:table-cell office:value-type="string">
            <text:p>10003</text:p>
          </table:table-cell>
          <table:table-cell office:value-type="string">
            <text:p>Cutting Sticks</text:p>
          </table:table-cell>
          <table:table-cell table:number-columns-repeated="255"/>
        </table:table-row>
        <table:table-row table:style-name="ro1">
          <table:table-cell office:value-type="string">
            <text:p>10261</text:p>
          </table:table-cell>
          <table:table-cell office:value-type="string">
            <text:p>Ferry Loading</text:p>
          </table:table-cell>
          <table:table-cell table:number-columns-repeated="255"/>
        </table:table-row>
        <table:table-row table:style-name="ro1">
          <table:table-cell office:value-type="string">
            <text:p>10271</text:p>
          </table:table-cell>
          <table:table-cell office:value-type="string">
            <text:p>Chopsticks</text:p>
          </table:table-cell>
          <table:table-cell table:number-columns-repeated="255"/>
        </table:table-row>
        <table:table-row table:style-name="ro1">
          <table:table-cell office:value-type="string">
            <text:p>10201</text:p>
          </table:table-cell>
          <table:table-cell office:value-type="string">
            <text:p>Adventures in Moving - Part IV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12</text:p>
          </table:table-cell>
          <table:table-cell table:number-columns-repeated="256"/>
        </table:table-row>
        <table:table-row table:style-name="ro1">
          <table:table-cell office:value-type="string">
            <text:p>10161</text:p>
          </table:table-cell>
          <table:table-cell office:value-type="string">
            <text:p>Ant on a Chessboard</text:p>
          </table:table-cell>
          <table:table-cell table:number-columns-repeated="255"/>
        </table:table-row>
        <table:table-row table:style-name="ro1">
          <table:table-cell office:value-type="string">
            <text:p>10047</text:p>
          </table:table-cell>
          <table:table-cell office:value-type="string">
            <text:p>The Monocycle</text:p>
          </table:table-cell>
          <table:table-cell table:number-columns-repeated="255"/>
        </table:table-row>
        <table:table-row table:style-name="ro1">
          <table:table-cell office:value-type="string">
            <text:p>10159</text:p>
          </table:table-cell>
          <table:table-cell office:value-type="string">
            <text:p>Star</text:p>
          </table:table-cell>
          <table:table-cell table:number-columns-repeated="255"/>
        </table:table-row>
        <table:table-row table:style-name="ro1">
          <table:table-cell office:value-type="string">
            <text:p>10182</text:p>
          </table:table-cell>
          <table:table-cell office:value-type="string">
            <text:p>Bee Maja</text:p>
          </table:table-cell>
          <table:table-cell table:number-columns-repeated="255"/>
        </table:table-row>
        <table:table-row table:style-name="ro1">
          <table:table-cell office:value-type="string">
            <text:p>707</text:p>
          </table:table-cell>
          <table:table-cell office:value-type="string">
            <text:p>Robbery</text:p>
          </table:table-cell>
          <table:table-cell table:number-columns-repeated="255"/>
        </table:table-row>
        <table:table-row table:style-name="ro1">
          <table:table-cell office:value-type="string">
            <text:p>10177</text:p>
          </table:table-cell>
          <table:table-cell office:value-type="string">
            <text:p>(2/3/4)-D Sqr/Rects/Cubes/Boxes?</text:p>
          </table:table-cell>
          <table:table-cell table:number-columns-repeated="255"/>
        </table:table-row>
        <table:table-row table:style-name="ro1">
          <table:table-cell office:value-type="string">
            <text:p>10233</text:p>
          </table:table-cell>
          <table:table-cell office:value-type="string">
            <text:p>Dermuba Triangle</text:p>
          </table:table-cell>
          <table:table-cell table:number-columns-repeated="255"/>
        </table:table-row>
        <table:table-row table:style-name="ro1">
          <table:table-cell office:value-type="string">
            <text:p>10075</text:p>
          </table:table-cell>
          <table:table-cell office:value-type="string">
            <text:p>Airlin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13</text:p>
          </table:table-cell>
          <table:table-cell table:number-columns-repeated="256"/>
        </table:table-row>
        <table:table-row table:style-name="ro1">
          <table:table-cell office:value-type="string">
            <text:p>10310</text:p>
          </table:table-cell>
          <table:table-cell office:value-type="string">
            <text:p>Dog and Gopher</text:p>
          </table:table-cell>
          <table:table-cell table:number-columns-repeated="255"/>
        </table:table-row>
        <table:table-row table:style-name="ro1">
          <table:table-cell office:value-type="string">
            <text:p>10180</text:p>
          </table:table-cell>
          <table:table-cell office:value-type="string">
            <text:p>Rope Crisis in Ropeland!</text:p>
          </table:table-cell>
          <table:table-cell table:number-columns-repeated="255"/>
        </table:table-row>
        <table:table-row table:style-name="ro1">
          <table:table-cell office:value-type="string">
            <text:p>10195</text:p>
          </table:table-cell>
          <table:table-cell office:value-type="string">
            <text:p>The Knights Of The Round Table</text:p>
          </table:table-cell>
          <table:table-cell table:number-columns-repeated="255"/>
        </table:table-row>
        <table:table-row table:style-name="ro1">
          <table:table-cell office:value-type="string">
            <text:p>10136</text:p>
          </table:table-cell>
          <table:table-cell office:value-type="string">
            <text:p>Chocolate Chip Cookies</text:p>
          </table:table-cell>
          <table:table-cell table:number-columns-repeated="255"/>
        </table:table-row>
        <table:table-row table:style-name="ro1">
          <table:table-cell office:value-type="string">
            <text:p>10167</text:p>
          </table:table-cell>
          <table:table-cell office:value-type="string">
            <text:p>Birthday Cake</text:p>
          </table:table-cell>
          <table:table-cell table:number-columns-repeated="255"/>
        </table:table-row>
        <table:table-row table:style-name="ro1">
          <table:table-cell office:value-type="string">
            <text:p>10215</text:p>
          </table:table-cell>
          <table:table-cell office:value-type="string">
            <text:p>The Largest/Smallest Box ...</text:p>
          </table:table-cell>
          <table:table-cell table:number-columns-repeated="255"/>
        </table:table-row>
        <table:table-row table:style-name="ro1">
          <table:table-cell office:value-type="string">
            <text:p>10209</text:p>
          </table:table-cell>
          <table:table-cell office:value-type="string">
            <text:p>Is This Integration ?</text:p>
          </table:table-cell>
          <table:table-cell table:number-columns-repeated="255"/>
        </table:table-row>
        <table:table-row table:style-name="ro1">
          <table:table-cell office:value-type="string">
            <text:p>10012</text:p>
          </table:table-cell>
          <table:table-cell office:value-type="string">
            <text:p>How Big Is It?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hapter 14</text:p>
          </table:table-cell>
          <table:table-cell table:number-columns-repeated="256"/>
        </table:table-row>
        <table:table-row table:style-name="ro1">
          <table:table-cell office:value-type="string">
            <text:p>10135</text:p>
          </table:table-cell>
          <table:table-cell office:value-type="string">
            <text:p>Herding Frosh</text:p>
          </table:table-cell>
          <table:table-cell table:number-columns-repeated="255"/>
        </table:table-row>
        <table:table-row table:style-name="ro1">
          <table:table-cell office:value-type="string">
            <text:p>10245</text:p>
          </table:table-cell>
          <table:table-cell office:value-type="string">
            <text:p>The Closest Pair Problem</text:p>
          </table:table-cell>
          <table:table-cell table:number-columns-repeated="255"/>
        </table:table-row>
        <table:table-row table:style-name="ro1">
          <table:table-cell office:value-type="string">
            <text:p>10043</text:p>
          </table:table-cell>
          <table:table-cell office:value-type="string">
            <text:p>Chainsaw Massacre</text:p>
          </table:table-cell>
          <table:table-cell table:number-columns-repeated="255"/>
        </table:table-row>
        <table:table-row table:style-name="ro1">
          <table:table-cell office:value-type="string">
            <text:p>10084</text:p>
          </table:table-cell>
          <table:table-cell office:value-type="string">
            <text:p>Hotter Colder</text:p>
          </table:table-cell>
          <table:table-cell table:number-columns-repeated="255"/>
        </table:table-row>
        <table:table-row table:style-name="ro1">
          <table:table-cell office:value-type="string">
            <text:p>10065</text:p>
          </table:table-cell>
          <table:table-cell office:value-type="string">
            <text:p>Useless Tile Packers</text:p>
          </table:table-cell>
          <table:table-cell table:number-columns-repeated="255"/>
        </table:table-row>
        <table:table-row table:style-name="ro1">
          <table:table-cell office:value-type="string">
            <text:p>849</text:p>
          </table:table-cell>
          <table:table-cell office:value-type="string">
            <text:p>Radar Tracking</text:p>
          </table:table-cell>
          <table:table-cell table:number-columns-repeated="255"/>
        </table:table-row>
        <table:table-row table:style-name="ro1">
          <table:table-cell office:value-type="string">
            <text:p>10088</text:p>
          </table:table-cell>
          <table:table-cell office:value-type="string">
            <text:p>Trees on My Island</text:p>
          </table:table-cell>
          <table:table-cell table:number-columns-repeated="255"/>
        </table:table-row>
        <table:table-row table:style-name="ro1">
          <table:table-cell office:value-type="string">
            <text:p>10117</text:p>
          </table:table-cell>
          <table:table-cell office:value-type="string">
            <text:p>Nice Milk</text:p>
          </table:table-cell>
          <table:table-cell table:number-columns-repeated="255"/>
        </table:table-row>
        <table:table-row table:style-name="ro1" table:number-rows-repeated="104844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3" table:number-columns-repeated="257" table:default-cell-style-name="ce2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3" table:style-name="ta3">
        <table:table-column table:style-name="co3" table:number-columns-repeated="257" table:default-cell-style-name="ce2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13 </meta:initial-creator>
    <meta:creation-date>2014-05-31T19:56:50</meta:creation-date>
    <dc:creator>aleksi13 </dc:creator>
    <dc:date>2014-05-31T20:06:47</dc:date>
    <meta:editing-cycles>3</meta:editing-cycles>
    <meta:editing-duration>PT8M11S</meta:editing-duration>
    <meta:document-statistic meta:table-count="3" meta:cell-count="255" meta:object-count="0"/>
    <meta:generator>LibreOffice/3.5$Linux_x86 LibreOffice_project/350m1$Build-2</meta:generator>
  </office:meta>
</office:document-meta>
</file>